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firstASCII" table:style-name="ta1">
        <table:shapes>
          <draw:frame draw:z-index="0" draw:style-name="gr1" draw:text-style-name="P1" svg:width="38.239cm" svg:height="20.719cm" svg:x="8.807cm" svg:y="0.585cm">
            <draw:object draw:notify-on-update-of-ranges="hash_firstASCII.B1:hash_firstASCII.B1 hash_firstASCII.B2:hash_firstASCII.B1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 value</text:p>
          </table:table-cell>
          <table:table-cell office:value-type="string" calcext:value-type="string">
            <text:p><text:s/>hash_firstASCII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02:16:44.138115711</dc:date>
    <meta:editing-duration>PT3H36M15S</meta:editing-duration>
    <meta:editing-cycles>2</meta:editing-cycles>
    <meta:generator>LibreOffice/7.3.7.2$Linux_X86_64 LibreOffice_project/30$Build-2</meta:generator>
    <meta:document-statistic meta:table-count="1" meta:cell-count="9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24cm" svg:height="20.72cm" xlink:href=".." xlink:type="simple" chart:class="chart:bar" chart:style-name="ch1">
        <chart:legend chart:legend-position="end" svg:x="34.945cm" svg:y="10.061cm" style:legend-expansion="high" chart:style-name="ch2"/>
        <chart:plot-area chart:style-name="ch3" table:cell-range-address="hash_firstASCII.B1:hash_firstASCII.B145" chart:data-source-has-labels="row" svg:x="0.764cm" svg:y="0.414cm" svg:width="33.417cm" svg:height="19.892cm">
          <chart:coordinate-region svg:x="1.571cm" svg:y="0.613cm" svg:width="32.61cm" svg:height="18.7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sh_firstASCII.B2:hash_firstASCII.B145" chart:label-cell-address="hash_firstASCII.B1:hash_firstASCII.B1" chart:class="chart:bar">
            <chart:data-point chart:repeated="1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ash_firstASCII</text:p>
                <draw:g>
                  <svg:desc>hash_firstASCII.B1:hash_firstASCI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ash_firstASCII.B2:hash_firstASCII.B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